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da7d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5" table:default-cell-style-name="Default"/>
        <table:table-row table:style-name="ro1"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mperature</text:p>
          </table:table-cell>
          <table:table-cell table:style-name="ce3" office:value-type="float" office:value="7.4" calcext:value-type="float">
            <text:p>7.4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4" calcext:value-type="float">
            <text:p>8.4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6" calcext:value-type="float">
            <text:p>8.6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11.2" calcext:value-type="float">
            <text:p>11.2</text:p>
          </table:table-cell>
          <table:table-cell office:value-type="float" office:value="11.3" calcext:value-type="float">
            <text:p>11.3</text:p>
          </table:table-cell>
          <table:table-cell office:value-type="float" office:value="97300" calcext:value-type="float">
            <text:p>973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3500" calcext:value-type="float">
            <text:p>23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2600" calcext:value-type="float">
            <text:p>22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0:17:16.042799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9:05:04.201755622</meta:creation-date>
    <dc:date>2020-03-02T10:31:01.255171983</dc:date>
    <meta:editing-duration>PT16M40S</meta:editing-duration>
    <meta:editing-cycles>10</meta:editing-cycles>
    <meta:generator>LibreOffice/6.0.7.3$Linux_X86_64 LibreOffice_project/00m0$Build-3</meta:generator>
    <meta:document-statistic meta:table-count="1" meta:cell-count="328" meta:object-count="0"/>
  </office:meta>
</office:document-meta>
</file>